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youshigi</text:p>
      <text:p text:style-name="P1">by yosano Akiko</text:p>
      <text:p text:style-name="P1"/>
      <text:p text:style-name="P1">On nights when the wind blows</text:p>
      <text:p text:style-name="P1">the sound of the night-watchman’s clackers,</text:p>
      <text:p text:style-name="P1">though only two shards of wood,</text:p>
      <text:p text:style-name="P1">the hardness of kashi/evergreen oak,</text:p>
      <text:p text:style-name="P1">hand-worn and grease-stained</text:p>
      <text:p text:style-name="P1">through the years’ passing,</text:p>
      <text:p text:style-name="P1">heavily, from within,</text:p>
      <text:p text:style-name="P1">at their meeting, the clear,</text:p>
      <text:p text:style-name="P1">resounding sound of the clackers,</text:p>
      <text:p text:style-name="P1">and how the night-watchman’s heart</text:p>
      <text:p text:style-name="P1">itself beats,</text:p>
      <text:p text:style-name="P1">itself is glad to listen.</text:p>
      <text:p text:style-name="P1"/>
      <text:p text:style-name="P1"/>
      <text:p text:style-name="P1">拍子木</text:p>
      <text:p text:style-name="P1">与謝野晶子</text:p>
      <text:p text:style-name="P1"/>
      <text:p text:style-name="P1">風ふく夜《よ》なかに</text:p>
      <text:p text:style-name="P1">夜《よ》まはりの拍子木《ひやうしぎ》の音、</text:p>
      <text:p text:style-name="P1">唯《た》だ二片《ふたひら》の木なれど、</text:p>
      <text:p text:style-name="P1">樫《かし》の木の堅くして、</text:p>
      <text:p text:style-name="P1">年《とし》経《へ》つつ、</text:p>
      <text:p text:style-name="P1">手ずれ、膏《あぶら》じみ、</text:p>
      <text:p text:style-name="P1">心《しん》から重たく、</text:p>
      <text:p text:style-name="P1">二つ触れては澄み入《い》り、</text:p>
      <text:p text:style-name="P1">嚠喨《りうりやう》たる拍子木《ひやうしぎ》の音、</text:p>
      <text:p text:style-name="P1">如何《いか》に夜《よ》まはりの心も</text:p>
      <text:p text:style-name="P1">みづから打ち</text:p>
      <text:p text:style-name="P1">みづから聴きて楽しからん。</text:p>
      <text:p text:style-name="P1"/>
      <text:p text:style-name="P1">§</text:p>
      <text:p text:style-name="P1"/>
      <text:p text:style-name="P1">風ふく夜なかに</text:p>
      <text:p text:style-name="P1">風 The wind.</text:p>
      <text:p text:style-name="P1">ふく To blow.</text:p>
      <text:p text:style-name="P1">夜なか Nighttime.</text:p>
      <text:p text:style-name="P1">に Directional/location particle, in this case showing that this is “at” night.</text:p>
      <text:p text:style-name="P1">“On nights when the wind blows.”</text:p>
      <text:p text:style-name="P1"/>
      <text:p text:style-name="P1">夜まはりの拍子木の音、</text:p>
      <text:p text:style-name="P1">夜まはり Nightwatchman.</text:p>
      <text:p text:style-name="P1">の Possesive particle.</text:p>
      <text:p text:style-name="P1">拍子木 Hyoushigi (wooden clackers).</text:p>
      <text:p text:style-name="P1">音 Sound.</text:p>
      <text:p text:style-name="P1">“The sound of the nightwatchman’s hyoushigi.”</text:p>
      <text:p text:style-name="P1"/>
      <text:p text:style-name="P1">唯だ二片の木なれど、</text:p>
      <text:p text:style-name="P1">唯だ Only, merely.</text:p>
      <text:p text:style-name="P1">二片 Two chips, two flakes, two whisps.</text:p>
      <text:p text:style-name="P1">木 Wood, tree.</text:p>
      <text:p text:style-name="P1">なれど A bit like “though”, “despite”.</text:p>
      <text:p text:style-name="P1">So something like “Though only two chips of wood.” The clackers are much more solid than “chips” but 片 is like a scrap or a flake.</text:p>
      <text:p text:style-name="P1"/>
      <text:p text:style-name="P1">樫の木の堅くして、</text:p>
      <text:p text:style-name="P1">樫の木 Evergreen oak.</text:p>
      <text:p text:style-name="P1">堅くして “Lightly”, followed by the verb thingie (technical term) to give it more of a feeling that something is being done lightly.</text:p>
      <text:p text:style-name="P1">“The hardness of evergreen oak.”</text:p>
      <text:p text:style-name="P1"/>
      <text:p text:style-name="P1">年経つつ、</text:p>
      <text:p text:style-name="P1">年 Years.</text:p>
      <text:p text:style-name="P1">経つつ “Pass” (as in time), with つつ to show that this is continuous as the other things are happening, so a bit like “while continuing to …”.</text:p>
      <text:p text:style-name="P1">“As years pass.”</text:p>
      <text:p text:style-name="P1"/>
      <text:p text:style-name="P1">手ずれ、膏じみ、</text:p>
      <text:p text:style-name="P1">手ずれ Worn through handling.</text:p>
      <text:p text:style-name="P1">膏じみ Oil-stained, grease-stained.</text:p>
      <text:p text:style-name="P1">“Hand-worn, grease-stained.”</text:p>
      <text:p text:style-name="P1"/>
      <text:p text:style-name="P1">心から重たく、</text:p>
      <text:p text:style-name="P1">心 Heart, soul, mind, core.</text:p>
      <text:p text:style-name="P1">から From (as in, coming from (preceding word)).</text:p>
      <text:p text:style-name="P1">重たく Heavily.</text:p>
      <text:p text:style-name="P1">“Heavily, from the core.”</text:p>
      <text:p text:style-name="P1"/>
      <text:p text:style-name="P1">二つ触れては澄み入り、</text:p>
      <text:p text:style-name="P1">二つ Two (of something unspecified (but here referring to the clackers)).</text:p>
      <text:p text:style-name="P1">触れて To touch, to come into contact.</text:p>
      <text:p text:style-name="P1">は Topic marker, though here used slightly differently.</text:p>
      <text:p text:style-name="P1">澄み入り To put it simply, this is acting like the word “clear”. {EXPLAIN THIS BETTER!}</text:p>
      <text:p text:style-name="P1">Closest to “The two touch, clear.”</text:p>
      <text:p text:style-name="P1"/>
      <text:p text:style-name="P1">嚠喨たる拍子木の音、</text:p>
      <text:p text:style-name="P1">嚠喨たる Clear and resounding.</text:p>
      <text:p text:style-name="P1">“The resounding sound of hyoushigi.”</text:p>
      <text:p text:style-name="P1"/>
      <text:p text:style-name="P1">如何に夜まはりの心も</text:p>
      <text:p text:style-name="P1">如何に “However much.” I think in this case this might be a bit like “all the more”, but I will check.</text:p>
      <text:p text:style-name="P1">も As well, too.</text:p>
      <text:p text:style-name="P1"><text:soft-page-break/>“How, the nightwatchman’s heart, too.”</text:p>
      <text:p text:style-name="P1"/>
      <text:p text:style-name="P1">みづから打ち</text:p>
      <text:p text:style-name="P1">みづから Oneself.</text:p>
      <text:p text:style-name="P1">打ち To strike, to hit, to thump, to beat.</text:p>
      <text:p text:style-name="P1">“Itself beats/thumps.”</text:p>
      <text:p text:style-name="P1"/>
      <text:p text:style-name="P1">みづから聴きて楽しからん。</text:p>
      <text:p text:style-name="P1">聴きて To listen.</text:p>
      <text:p text:style-name="P1">楽しからん I discussed this with my Japanese teacher, and it seems to be most like 楽しいだろう, with 楽しい being “fun” or “enjoyable” and だろう being “seems” or “isn’t it” or “I bet”.</text:p>
      <text:p text:style-name="P1">“Itself listens, and is [surely] glad.”</text:p>
      <text:p text:style-name="P1"/>
      <text:p text:style-name="P1">§</text:p>
      <text:p text:style-name="P1"/>
      <text:p text:style-name="P1"><text:bookmark-start text:name="__DdeLink__409_1609002640"/>chips</text:p>
      <text:p text:style-name="P1">bits</text:p>
      <text:p text:style-name="P1">offcuts</text:p>
      <text:p text:style-name="P1">shreds</text:p>
      <text:p text:style-name="P1">wisps</text:p>
      <text:p text:style-name="P1">slivers</text:p>
      <text:p text:style-name="P1">snippets</text:p>
      <text:p text:style-name="P1">slices</text:p>
      <text:p text:style-name="P1">shards</text:p>
      <text:p text:style-name="P1">clippings<text:bookmark-end text:name="__DdeLink__409_1609002640"/></text:p>
      <text:p text:style-name="P1"/>
      <text:p text:style-name="P1">§</text:p>
      <text:p text:style-name="P1"/>
      <text:p text:style-name="P1">I found a page selling hyoushigi that details sizes and types of wood:</text:p>
      <text:p text:style-name="P1">1 Beech: 8cm</text:p>
      <text:p text:style-name="P1">2 Beech 13.5cm</text:p>
      <text:p text:style-name="P1">6 Ebony 18.5cm</text:p>
      <text:p text:style-name="P1">3 Cherry 20cm</text:p>
      <text:p text:style-name="P1">5 Oak 28cm (as in poem)</text:p>
      <text:p text:style-name="P1">4 Cherry 30c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22T00:41:44</dc:date>
    <meta:editing-duration>PT2H2M29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2" meta:paragraph-count="104" meta:word-count="605" meta:character-count="2710" meta:non-whitespace-character-count="2375"/>
  </office:meta>
</office:document-meta>
</file>